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81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6377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2">
            <text:p>Average Waiting Time Per Seed</text:p>
          </table:table-cell>
          <table:covered-table-cell table:number-columns-repeated="4"/>
          <table:table-cell table:style-name="ce1"/>
          <table:table-cell table:style-name="ce1">
            <draw:frame draw:z-index="1" draw:id="id0" draw:style-name="a0" draw:name="Chart 1" svg:x="0.23958in" svg:y="0.02083in" svg:width="5.79167in" svg:height="3.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timeQuantum</text:p>
          </table:table-cell>
          <table:table-cell office:value-type="string" table:style-name="ce1">
            <text:p>seed1</text:p>
          </table:table-cell>
          <table:table-cell office:value-type="string" table:style-name="ce1">
            <text:p>seed2</text:p>
          </table:table-cell>
          <table:table-cell office:value-type="string" table:style-name="ce1">
            <text:p>seed3</text:p>
          </table:table-cell>
          <table:table-cell office:value-type="string" table:style-name="ce1">
            <text:p>seed4</text:p>
          </table:table-cell>
          <table:table-cell office:value-type="string" table:style-name="ce1">
            <text:p>seed5</text:p>
          </table:table-cell>
          <table:table-cell office:value-type="string" table:style-name="ce1">
            <text:p>Average Waiting Time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7.75" table:style-name="ce1">
            <text:p>277.75</text:p>
          </table:table-cell>
          <table:table-cell office:value-type="float" office:value="306" table:style-name="ce1">
            <text:p>306</text:p>
          </table:table-cell>
          <table:table-cell office:value-type="float" office:value="548" table:style-name="ce1">
            <text:p>548</text:p>
          </table:table-cell>
          <table:table-cell office:value-type="float" office:value="348.6" table:style-name="ce1">
            <text:p>348.6</text:p>
          </table:table-cell>
          <table:table-cell office:value-type="float" office:value="800.5" table:style-name="ce1">
            <text:p>800.5</text:p>
          </table:table-cell>
          <table:table-cell office:value-type="float" office:value="380.97499999999997" table:formula="of:=AVERAGE([.A3:.F3])" table:style-name="ce1">
            <text:p>380.975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77.75" table:style-name="ce1">
            <text:p>277.75</text:p>
          </table:table-cell>
          <table:table-cell office:value-type="float" office:value="306" table:style-name="ce1">
            <text:p>306</text:p>
          </table:table-cell>
          <table:table-cell office:value-type="float" office:value="548" table:style-name="ce1">
            <text:p>548</text:p>
          </table:table-cell>
          <table:table-cell office:value-type="float" office:value="348.6" table:style-name="ce1">
            <text:p>348.6</text:p>
          </table:table-cell>
          <table:table-cell office:value-type="float" office:value="800.5" table:style-name="ce1">
            <text:p>800.5</text:p>
          </table:table-cell>
          <table:table-cell office:value-type="float" office:value="381.80833333333334" table:formula="of:=AVERAGE([.A4:.F4])" table:style-name="ce1">
            <text:p>381.8083333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7.75" table:style-name="ce1">
            <text:p>277.75</text:p>
          </table:table-cell>
          <table:table-cell office:value-type="float" office:value="306" table:style-name="ce1">
            <text:p>306</text:p>
          </table:table-cell>
          <table:table-cell office:value-type="float" office:value="548" table:style-name="ce1">
            <text:p>548</text:p>
          </table:table-cell>
          <table:table-cell office:value-type="float" office:value="348.6" table:style-name="ce1">
            <text:p>348.6</text:p>
          </table:table-cell>
          <table:table-cell office:value-type="float" office:value="800.5" table:style-name="ce1">
            <text:p>800.5</text:p>
          </table:table-cell>
          <table:table-cell office:value-type="float" office:value="382.64166666666665" table:formula="of:=AVERAGE([.A5:.F5])" table:style-name="ce1">
            <text:p>382.6416667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7.75" table:style-name="ce1">
            <text:p>277.75</text:p>
          </table:table-cell>
          <table:table-cell office:value-type="float" office:value="306" table:style-name="ce1">
            <text:p>306</text:p>
          </table:table-cell>
          <table:table-cell office:value-type="float" office:value="548" table:style-name="ce1">
            <text:p>548</text:p>
          </table:table-cell>
          <table:table-cell office:value-type="float" office:value="348.6" table:style-name="ce1">
            <text:p>348.6</text:p>
          </table:table-cell>
          <table:table-cell office:value-type="float" office:value="800.5" table:style-name="ce1">
            <text:p>800.5</text:p>
          </table:table-cell>
          <table:table-cell office:value-type="float" office:value="383.47499999999997" table:formula="of:=AVERAGE([.A6:.F6])" table:style-name="ce1">
            <text:p>383.475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77.75" table:style-name="ce1">
            <text:p>277.75</text:p>
          </table:table-cell>
          <table:table-cell office:value-type="float" office:value="306" table:style-name="ce1">
            <text:p>306</text:p>
          </table:table-cell>
          <table:table-cell office:value-type="float" office:value="548" table:style-name="ce1">
            <text:p>548</text:p>
          </table:table-cell>
          <table:table-cell office:value-type="float" office:value="348.6" table:style-name="ce1">
            <text:p>348.6</text:p>
          </table:table-cell>
          <table:table-cell office:value-type="float" office:value="800.5" table:style-name="ce1">
            <text:p>800.5</text:p>
          </table:table-cell>
          <table:table-cell office:value-type="float" office:value="384.30833333333334" table:formula="of:=AVERAGE([.A7:.F7])" table:style-name="ce1">
            <text:p>384.3083333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77.75" table:style-name="ce1">
            <text:p>277.75</text:p>
          </table:table-cell>
          <table:table-cell office:value-type="float" office:value="306" table:style-name="ce1">
            <text:p>306</text:p>
          </table:table-cell>
          <table:table-cell office:value-type="float" office:value="548" table:style-name="ce1">
            <text:p>548</text:p>
          </table:table-cell>
          <table:table-cell office:value-type="float" office:value="348.6" table:style-name="ce1">
            <text:p>348.6</text:p>
          </table:table-cell>
          <table:table-cell office:value-type="float" office:value="800.5" table:style-name="ce1">
            <text:p>800.5</text:p>
          </table:table-cell>
          <table:table-cell office:value-type="float" office:value="385.14166666666665" table:formula="of:=AVERAGE([.A8:.F8])" table:style-name="ce1">
            <text:p>385.1416667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77.75" table:style-name="ce1">
            <text:p>277.75</text:p>
          </table:table-cell>
          <table:table-cell office:value-type="float" office:value="306" table:style-name="ce1">
            <text:p>306</text:p>
          </table:table-cell>
          <table:table-cell office:value-type="float" office:value="548" table:style-name="ce1">
            <text:p>548</text:p>
          </table:table-cell>
          <table:table-cell office:value-type="float" office:value="348.6" table:style-name="ce1">
            <text:p>348.6</text:p>
          </table:table-cell>
          <table:table-cell office:value-type="float" office:value="800.5" table:style-name="ce1">
            <text:p>800.5</text:p>
          </table:table-cell>
          <table:table-cell office:value-type="float" office:value="385.97499999999997" table:formula="of:=AVERAGE([.A9:.F9])" table:style-name="ce1">
            <text:p>385.975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77.75" table:style-name="ce1">
            <text:p>277.75</text:p>
          </table:table-cell>
          <table:table-cell office:value-type="float" office:value="306" table:style-name="ce1">
            <text:p>306</text:p>
          </table:table-cell>
          <table:table-cell office:value-type="float" office:value="548" table:style-name="ce1">
            <text:p>548</text:p>
          </table:table-cell>
          <table:table-cell office:value-type="float" office:value="348.6" table:style-name="ce1">
            <text:p>348.6</text:p>
          </table:table-cell>
          <table:table-cell office:value-type="float" office:value="800.5" table:style-name="ce1">
            <text:p>800.5</text:p>
          </table:table-cell>
          <table:table-cell office:value-type="float" office:value="386.80833333333334" table:formula="of:=AVERAGE([.A10:.F10])" table:style-name="ce1">
            <text:p>386.8083333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77.75" table:style-name="ce1">
            <text:p>277.75</text:p>
          </table:table-cell>
          <table:table-cell office:value-type="float" office:value="306" table:style-name="ce1">
            <text:p>306</text:p>
          </table:table-cell>
          <table:table-cell office:value-type="float" office:value="548" table:style-name="ce1">
            <text:p>548</text:p>
          </table:table-cell>
          <table:table-cell office:value-type="float" office:value="348.6" table:style-name="ce1">
            <text:p>348.6</text:p>
          </table:table-cell>
          <table:table-cell office:value-type="float" office:value="800.5" table:style-name="ce1">
            <text:p>800.5</text:p>
          </table:table-cell>
          <table:table-cell office:value-type="float" office:value="387.64166666666665" table:formula="of:=AVERAGE([.A11:.F11])" table:style-name="ce1">
            <text:p>387.6416667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77.75" table:style-name="ce1">
            <text:p>277.75</text:p>
          </table:table-cell>
          <table:table-cell office:value-type="float" office:value="306" table:style-name="ce1">
            <text:p>306</text:p>
          </table:table-cell>
          <table:table-cell office:value-type="float" office:value="548" table:style-name="ce1">
            <text:p>548</text:p>
          </table:table-cell>
          <table:table-cell office:value-type="float" office:value="348.6" table:style-name="ce1">
            <text:p>348.6</text:p>
          </table:table-cell>
          <table:table-cell office:value-type="float" office:value="800.5" table:style-name="ce1">
            <text:p>800.5</text:p>
          </table:table-cell>
          <table:table-cell office:value-type="float" office:value="388.47499999999997" table:formula="of:=AVERAGE([.A12:.F12])" table:style-name="ce1">
            <text:p>388.475</text:p>
          </table:table-cell>
          <table:table-cell table:number-columns-repeated="16377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ege bulut</meta:initial-creator>
    <dc:creator>ege bulut</dc:creator>
    <meta:creation-date>2019-03-21T15:10:38Z</meta:creation-date>
    <dc:date>2019-03-21T15:21:0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79.0pt" svg:width="417.0pt" chart:style-name="Crt0">
        <chart:title chart:style-name="CT00">
          <text:p text:style-name="a0" text:class-names="" text:cond-style-name="">Average Waiting Time Respective To Time Quantum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me Quantum</text:p>
            </chart:title>
            <chart:categories table:cell-range-address="Sheet1.$A$2:.$A$12"/>
          </chart:axis>
          <chart:axis chart:dimension="y" chart:name="primary-y" chart:style-name="Axs1">
            <chart:title chart:style-name="AT01">
              <text:p text:style-name="a2" text:class-names="" text:cond-style-name="">WAiting Time</text:p>
            </chart:title>
            <chart:grid chart:class="major" chart:style-name="GMa1"/>
          </chart:axis>
          <chart:series chart:values-cell-range-address="Sheet1.$B$2:.$B$12" chart:class="chart:line" chart:attached-axis="primary-y" chart:style-name="G0S0">
            <chart:data-point chart:repeated="11"/>
          </chart:series>
          <chart:series chart:values-cell-range-address="Sheet1.$C$2:.$C$12" chart:class="chart:line" chart:attached-axis="primary-y" chart:style-name="G0S1">
            <chart:data-point chart:repeated="11"/>
          </chart:series>
          <chart:series chart:values-cell-range-address="Sheet1.$D$2:.$D$12" chart:class="chart:line" chart:attached-axis="primary-y" chart:style-name="G0S2">
            <chart:data-point chart:repeated="11"/>
          </chart:series>
          <chart:series chart:values-cell-range-address="Sheet1.$E$2:.$E$12" chart:class="chart:line" chart:attached-axis="primary-y" chart:style-name="G0S3">
            <chart:data-point chart:repeated="11"/>
          </chart:series>
          <chart:series chart:values-cell-range-address="Sheet1.$F$2:.$F$12" chart:class="chart:line" chart:attached-axis="primary-y" chart:style-name="G0S4">
            <chart:data-point chart:repeated="11"/>
          </chart:series>
          <chart:series chart:values-cell-range-address="Sheet1.$G$2:.$G$12" chart:class="chart:line" chart:attached-axis="primary-y" chart:style-name="G0S5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